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e26c8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ff9f7" style:text-blinking="false" fo:background-color="transparent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26c8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officeooo:paragraph-rsid="001edf4e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officeooo:paragraph-rsid="001ff9f7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ff9f7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26c8"/>
    </style:style>
    <style:style style:name="P8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df4e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ff9f7" style:text-blinking="false" fo:background-color="transparent"/>
    </style:style>
    <style:style style:name="P1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2b0214" style:text-blinking="false" fo:background-color="transparent" style:font-weight-asian="normal" style:font-weight-complex="normal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2ba409" style:text-blinking="false" fo:background-color="transparent" style:font-weight-asian="normal" style:font-weight-complex="normal"/>
    </style:style>
    <style:style style:name="P1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ff9f7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2563d1" style:text-blinking="false" fo:background-color="transparent"/>
    </style:style>
    <style:style style:name="P1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2b0214" style:text-blinking="false" fo:background-color="transparent" style:font-weight-asian="bold" style:font-weight-complex="bold"/>
    </style:style>
    <style:style style:name="P1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2ba409" style:text-blinking="false" fo:background-color="transparent" style:font-weight-asian="bold" style:font-weight-complex="bold"/>
    </style:style>
    <style:style style:name="P1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35f5" officeooo:paragraph-rsid="002d35f5"/>
    </style:style>
    <style:style style:name="P1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bold" officeooo:rsid="002d35f5" officeooo:paragraph-rsid="002d35f5" style:font-weight-asian="bold" style:font-weight-complex="bold"/>
    </style:style>
    <style:style style:name="P1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bold" officeooo:rsid="002db80b" officeooo:paragraph-rsid="002db80b" style:font-weight-asian="bold" style:font-weight-complex="bold"/>
    </style:style>
    <style:style style:name="P2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b80b" officeooo:paragraph-rsid="002db80b" style:font-style-asian="normal" style:font-weight-asian="normal" style:font-style-complex="normal" style:font-weight-complex="normal"/>
    </style:style>
    <style:style style:name="P2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3015b1" style:font-style-asian="normal" style:font-weight-asian="normal" style:font-style-complex="normal" style:font-weight-complex="normal"/>
    </style:style>
    <style:style style:name="P2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35f5" officeooo:paragraph-rsid="002d35f5" style:font-style-asian="normal" style:font-weight-asian="normal" style:font-style-complex="normal" style:font-weight-complex="normal"/>
    </style:style>
    <style:style style:name="P2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2ea67c" officeooo:paragraph-rsid="002ea67c" style:font-style-asian="normal" style:font-weight-asian="bold" style:font-style-complex="normal" style:font-weight-complex="bold"/>
    </style:style>
    <style:style style:name="P2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015b1" officeooo:paragraph-rsid="003015b1" style:font-style-asian="normal" style:font-weight-asian="bold" style:font-style-complex="normal" style:font-weight-complex="bold"/>
    </style:style>
    <style:style style:name="P2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a0c75" officeooo:paragraph-rsid="003334da" style:font-style-asian="normal" style:font-weight-asian="bold" style:font-style-complex="normal" style:font-weight-complex="bold"/>
    </style:style>
    <style:style style:name="P2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ae0ba" officeooo:paragraph-rsid="003334da" style:font-style-asian="normal" style:font-weight-asian="bold" style:font-style-complex="normal" style:font-weight-complex="bold"/>
    </style:style>
    <style:style style:name="P2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4afb7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fo:font-weight="bold" officeooo:rsid="0031e3a8" officeooo:paragraph-rsid="0031e3a8" style:font-weight-asian="bold" style:font-weight-complex="bold"/>
    </style:style>
    <style:style style:name="P2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2b0214" style:text-blinking="false" fo:background-color="transparent" style:font-weight-asian="bold" style:font-weight-complex="bold"/>
    </style:style>
    <style:style style:name="P30" style:family="paragraph" style:parent-style-name="Text_20_body">
      <style:paragraph-properties fo:line-height="115%" fo:text-align="justify" style:justify-single-word="false"/>
      <style:text-properties officeooo:paragraph-rsid="001e26c8"/>
    </style:style>
    <style:style style:name="P3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26c8" style:text-blinking="false" fo:background-color="transparent"/>
    </style:style>
    <style:style style:name="P3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3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3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ff9f7" style:text-blinking="false" fo:background-color="transparent"/>
    </style:style>
    <style:style style:name="P3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2390c5" style:text-blinking="false" fo:background-color="transparent"/>
    </style:style>
    <style:style style:name="P3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4576" officeooo:paragraph-rsid="00309efa" style:text-blinking="false" fo:background-color="transparent"/>
    </style:style>
    <style:style style:name="P3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2563d1" style:text-blinking="false" fo:background-color="transparent"/>
    </style:style>
    <style:style style:name="P3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60d7" officeooo:paragraph-rsid="00309efa" style:text-blinking="false" fo:background-color="transparent"/>
    </style:style>
    <style:style style:name="P3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c9dd" officeooo:paragraph-rsid="00309efa" style:text-blinking="false" fo:background-color="transparent"/>
    </style:style>
    <style:style style:name="P40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4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4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279bae" style:text-blinking="false" fo:background-color="transparent"/>
    </style:style>
    <style:style style:name="P4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ff9f7" style:text-blinking="false" fo:background-color="transparent"/>
    </style:style>
    <style:style style:name="P4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ff9f7" style:text-blinking="false" fo:background-color="transparent"/>
    </style:style>
    <style:style style:name="P45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3334da" style:text-blinking="false" fo:background-color="transparent" style:font-weight-asian="normal" style:font-weight-complex="normal"/>
    </style:style>
    <style:style style:name="P46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3334da" style:text-blinking="false" fo:background-color="transparent" style:font-weight-asian="normal" style:font-weight-complex="normal"/>
    </style:style>
    <style:style style:name="P4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34afb7" style:text-blinking="false" fo:background-color="transparent" style:font-weight-asian="normal" style:font-weight-complex="normal"/>
    </style:style>
    <style:style style:name="P48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officeooo:paragraph-rsid="0034afb7" style:text-blinking="false" fo:background-color="transparent" style:font-weight-asian="normal" style:font-weight-complex="normal"/>
    </style:style>
    <style:style style:name="P4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officeooo:paragraph-rsid="002ea67c" style:text-blinking="false" fo:background-color="transparent" style:font-weight-asian="normal" style:font-weight-complex="normal"/>
    </style:style>
    <style:style style:name="P5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officeooo:paragraph-rsid="002d35f5" style:text-blinking="false" fo:background-color="transparent" style:font-weight-asian="normal" style:font-weight-complex="normal"/>
    </style:style>
    <style:style style:name="P5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09efa"/>
    </style:style>
    <style:style style:name="P5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2c4c0"/>
    </style:style>
    <style:style style:name="P5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390c5"/>
    </style:style>
    <style:style style:name="P5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563d1"/>
    </style:style>
    <style:style style:name="P5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14791"/>
    </style:style>
    <style:style style:name="P5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8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9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60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61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62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ba409"/>
    </style:style>
    <style:style style:name="P6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1e3a8"/>
    </style:style>
    <style:style style:name="P6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015b1"/>
    </style:style>
    <style:style style:name="P6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334da"/>
    </style:style>
    <style:style style:name="P66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334da"/>
    </style:style>
    <style:style style:name="P6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149e68" officeooo:paragraph-rsid="001ff9f7"/>
    </style:style>
    <style:style style:name="P68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3334da" officeooo:paragraph-rsid="003334da"/>
    </style:style>
    <style:style style:name="P69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3334da" officeooo:paragraph-rsid="003334da"/>
    </style:style>
    <style:style style:name="P70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3334da" officeooo:paragraph-rsid="003334da"/>
    </style:style>
    <style:style style:name="P7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normal" officeooo:rsid="002d35f5" officeooo:paragraph-rsid="002d35f5" style:font-weight-asian="normal" style:font-weight-complex="normal"/>
    </style:style>
    <style:style style:name="P72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fo:font-weight="normal" officeooo:rsid="003cde09" officeooo:paragraph-rsid="0034afb7" style:font-weight-asian="normal" style:font-weight-complex="normal"/>
    </style:style>
    <style:style style:name="P7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fo:font-weight="bold" officeooo:rsid="0031e3a8" officeooo:paragraph-rsid="0031e3a8" style:font-weight-asian="bold" style:font-weight-complex="bold"/>
    </style:style>
    <style:style style:name="P7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2aebf" officeooo:paragraph-rsid="0031e3a8" style:font-style-asian="normal" style:font-weight-asian="normal" style:font-style-complex="normal" style:font-weight-complex="normal"/>
    </style:style>
    <style:style style:name="P7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37cba" officeooo:paragraph-rsid="0031e3a8" style:font-style-asian="normal" style:font-weight-asian="normal" style:font-style-complex="normal" style:font-weight-complex="normal"/>
    </style:style>
    <style:style style:name="P7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35f5" officeooo:paragraph-rsid="0031e3a8" style:font-style-asian="normal" style:font-weight-asian="normal" style:font-style-complex="normal" style:font-weight-complex="normal"/>
    </style:style>
    <style:style style:name="P7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ea67c" officeooo:paragraph-rsid="002ea67c" style:font-style-asian="normal" style:font-weight-asian="normal" style:font-style-complex="normal" style:font-weight-complex="normal"/>
    </style:style>
    <style:style style:name="P7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3015b1" style:font-style-asian="normal" style:font-weight-asian="normal" style:font-style-complex="normal" style:font-weight-complex="normal"/>
    </style:style>
    <style:style style:name="P7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404576" officeooo:paragraph-rsid="003334da" style:font-style-asian="normal" style:font-weight-asian="normal" style:font-style-complex="normal" style:font-weight-complex="normal"/>
    </style:style>
    <style:style style:name="P80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334da" officeooo:paragraph-rsid="003334da" style:font-style-asian="normal" style:font-weight-asian="normal" style:font-style-complex="normal" style:font-weight-complex="normal"/>
    </style:style>
    <style:style style:name="P8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a0c75" officeooo:paragraph-rsid="003334da" style:font-style-asian="normal" style:font-weight-asian="normal" style:font-style-complex="normal" style:font-weight-complex="normal"/>
    </style:style>
    <style:style style:name="P82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2db80b"/>
    </style:style>
    <style:style style:name="P8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ea67c" officeooo:paragraph-rsid="002ea67c"/>
    </style:style>
    <style:style style:name="P84" style:family="paragraph" style:parent-style-name="Text_20_body" style:list-style-name="L2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df4e"/>
    </style:style>
    <style:style style:name="P85" style:family="paragraph" style:parent-style-name="Text_20_body" style:list-style-name="L2">
      <style:paragraph-properties fo:margin-top="0cm" fo:margin-bottom="0cm" loext:contextual-spacing="false" fo:line-height="115%" fo:text-align="justify" style:justify-single-word="false" style:writing-mode="lr-tb"/>
      <style:text-properties officeooo:paragraph-rsid="002b0214"/>
    </style:style>
    <style:style style:name="P86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fo:font-style="normal" fo:font-weight="bold" officeooo:rsid="00404576" officeooo:paragraph-rsid="003334da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65eb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f9f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90c5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60d7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efa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046d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4791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e3a8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79bae" style:text-blinking="false" fo:background-color="transparent" loext:char-shading-value="0" style:language-asian="zxx" style:country-asian="none" style:language-complex="zxx" style:country-complex="none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38" style:family="text">
      <style:text-properties fo:font-variant="normal" fo:text-transform="none" fo:color="#8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2c4c0"/>
    </style:style>
    <style:style style:name="T41" style:family="text">
      <style:text-properties officeooo:rsid="002390c5"/>
    </style:style>
    <style:style style:name="T42" style:family="text">
      <style:text-properties officeooo:rsid="00279bae"/>
    </style:style>
    <style:style style:name="T43" style:family="text">
      <style:text-properties officeooo:rsid="002b0214"/>
    </style:style>
    <style:style style:name="T44" style:family="text">
      <style:text-properties officeooo:rsid="002ba409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2d35f5" style:font-style-asian="normal" style:font-style-complex="normal"/>
    </style:style>
    <style:style style:name="T47" style:family="text">
      <style:text-properties fo:font-style="normal" officeooo:rsid="0031e3a8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d35f5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ae0b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334d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4afb7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fo:font-weight="normal" officeooo:rsid="002d35f5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34afb7" style:font-style-asian="normal" style:font-weight-asian="normal" style:font-style-complex="normal" style:font-weight-complex="normal"/>
    </style:style>
    <style:style style:name="T59" style:family="text">
      <style:text-properties officeooo:rsid="00309d2f"/>
    </style:style>
    <style:style style:name="T60" style:family="text">
      <style:text-properties officeooo:rsid="00309efa"/>
    </style:style>
    <style:style style:name="T61" style:family="text">
      <style:text-properties officeooo:rsid="00314791"/>
    </style:style>
    <style:style style:name="T62" style:family="text">
      <style:text-properties officeooo:rsid="0031e3a8"/>
    </style:style>
    <style:style style:name="T63" style:family="text">
      <style:text-properties style:text-underline-style="none" fo:font-weight="normal" officeooo:rsid="003cde09" style:font-weight-asian="normal" style:font-weight-complex="normal"/>
    </style:style>
    <style:style style:name="T64" style:family="text">
      <style:text-properties officeooo:rsid="00337cba"/>
    </style:style>
    <style:style style:name="T65" style:family="text">
      <style:text-properties officeooo:rsid="00404576"/>
    </style:style>
    <style:style style:name="T66" style:family="text">
      <style:text-properties officeooo:rsid="0040841f"/>
    </style:style>
    <style:style style:name="T67" style:family="text">
      <style:text-properties officeooo:rsid="0035394d"/>
    </style:style>
    <style:style style:name="T68" style:family="text">
      <style:text-properties officeooo:rsid="00399631"/>
    </style:style>
    <style:style style:name="T69" style:family="text">
      <style:text-properties officeooo:rsid="0034afb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ertina</text:p>
      <text:p text:style-name="P1">Indice</text:p>
      <text:p text:style-name="P1">Scopo del documento</text:p>
      <text:p text:style-name="P7"><text:span text:style-name="T1">Con il presente documento si intende fare una prima analisi, in linguaggio naturale, dei requisiti e di altri aspetti del progetto </text:span><text:span text:style-name="T35">SpottyThings</text:span><text:span text:style-name="T1">. L’obiettivo del documento è quello di definire i seguenti punti:</text:span></text:p>
      <text:list xml:id="list3040243619" text:style-name="L1">
        <text:list-item>
          <text:p text:style-name="P31">Obiettivi del progetto.</text:p>
        </text:list-item>
        <text:list-item>
          <text:p text:style-name="P31">Requisiti funzionali.</text:p>
        </text:list-item>
        <text:list-item>
          <text:p text:style-name="P31">Requisiti non funzionali.</text:p>
        </text:list-item>
        <text:list-item>
          <text:p text:style-name="P31">Requisiti di Front-End.</text:p>
        </text:list-item>
        <text:list-item>
          <text:p text:style-name="P31">Requisiti di Back-End.</text:p>
        </text:list-item>
      </text:list>
      <text:p text:style-name="P30"/>
      <text:p text:style-name="P1">Obiettivi del progetto</text:p>
      <text:p text:style-name="P7"><text:span text:style-name="T1">Il progetto </text:span><text:span text:style-name="T35">SpottyThings </text:span><text:span text:style-name="T1">ha come obiettivo la realizzazione di un’applicazione Web compatibile con più dispositivi che permetta ai vari utenti di affittare, comprare </text:span><text:span text:style-name="T27">o scambiare </text:span><text:span text:style-name="T1">vari oggetti caricati sul sito da altri utenti. Il sistema si pone come punto di contatto tra i vari utenti per facilitare la compravendita e </text:span><text:span text:style-name="T2">permettere</text:span><text:span text:style-name="T1"> così la creazione di una fonte di guadagno </text:span><text:span text:style-name="T2">da</text:span><text:span text:style-name="T1">gli oggetti che non si utilizzano più.</text:span></text:p>
      <text:p text:style-name="P3"/>
      <text:p text:style-name="P8">Nello specifico il sistema <text:span text:style-name="T43">dovrà consentire</text:span>:</text:p>
      <text:list xml:id="list1617866842" text:style-name="L2">
        <text:list-item>
          <text:p text:style-name="P84"><text:bookmark-start text:name="o1"/><text:span text:style-name="T10">agli utenti </text:span><text:span text:style-name="T2">di registrarsi per creare un proprio profilo </text:span><text:span text:style-name="T10">con cui</text:span><text:span text:style-name="T2"> interagire con gli altri utenti </text:span><text:span text:style-name="T10">e per poter </text:span><text:span text:style-name="T2">avere sempre sotto controllo le attività intraprese sul sito Web;</text:span><text:bookmark-end text:name="o1"/></text:p>
        </text:list-item>
        <text:list-item>
          <text:p text:style-name="P85"><text:bookmark-start text:name="o2"/><text:span text:style-name="T10">a tutti gli utenti</text:span><text:span text:style-name="T2"> di </text:span><text:span text:style-name="T10">navigare sul sito e </text:span><text:span text:style-name="T2">visualizzare i prodotti disponibili </text:span><text:span text:style-name="T10">(e le loro informazioni)</text:span><text:span text:style-name="T2"> filtrandoli in base alle proprie necessità </text:span><text:span text:style-name="T27">e a vari criteri</text:span><text:span text:style-name="T2">, </text:span><text:span text:style-name="T3">salvando</text:span><text:span text:style-name="T2"> quelli di maggior interesse;</text:span><text:bookmark-end text:name="o2"/></text:p>
        </text:list-item>
        <text:list-item>
          <text:p text:style-name="P85"><text:bookmark-start text:name="o3"/><text:span text:style-name="T2">a</text:span><text:span text:style-name="T17">gli</text:span><text:span text:style-name="T2"> utenti </text:span><text:span text:style-name="T10">autenticati </text:span><text:span text:style-name="T2">di interagire tra di loro, </text:span><text:span text:style-name="T3">con lo scopo di ottenere</text:span><text:span text:style-name="T2"> informazioni sugli articoli di cui si è interessati </text:span><text:span text:style-name="T3">oltre che accordarsi per esempio sul metodo di pagamento e/o </text:span><text:span text:style-name="T10">di s</text:span><text:span text:style-name="T3">pedizione;</text:span><text:bookmark-end text:name="o3"/></text:p>
        </text:list-item>
        <text:list-item>
          <text:p text:style-name="P84"><text:bookmark-start text:name="o4"/><text:span text:style-name="T10">agli utenti registrati </text:span><text:span text:style-name="T3">di postare</text:span><text:span text:style-name="T15"> </text:span><text:span text:style-name="T3">annunci sui prodotti che si vogliono offrire in una o più delle diverse modalità permesse (scambio di oggetti, affitto di oggetti e vendita di oggetti);</text:span><text:bookmark-end text:name="o4"/></text:p>
        </text:list-item>
        <text:list-item>
          <text:p text:style-name="P84"><text:bookmark-start text:name="o5"/><text:span text:style-name="T17">a</text:span><text:span text:style-name="T10">gli utenti registrati </text:span><text:span text:style-name="T3">l’espressione di recensioni pubbliche e feedback sull’esperienza di acquisto/vendita e sull’affidabilità dei venditori;</text:span><text:bookmark-end text:name="o5"/></text:p>
        </text:list-item>
        <text:list-item>
          <text:p text:style-name="P84"><text:bookmark-start text:name="o6"/><text:span text:style-name="T17">di</text:span><text:span text:style-name="T3"> garantire che le transazioni avvengano correttamente tutelando sia il venditore che il compratore </text:span><text:span text:style-name="T10">e intervenire nel caso di problematiche.</text:span><text:bookmark-end text:name="o6"/></text:p>
        </text:list-item>
      </text:list>
      <text:p text:style-name="P4"/>
      <text:p text:style-name="P5"/>
      <text:p text:style-name="P2">Requisiti funzionali</text:p>
      <text:p text:style-name="P6">Nel seguente paragrafo vengono riportato i requisiti funzionali del sistema, divisi in base al preciso obiettivo che soddisfano.</text:p>
      <text:p text:style-name="P2"/>
      <text:p text:style-name="P9">Il sistema deve:</text:p>
      <text:list xml:id="list839862089" text:style-name="L3">
        <text:list-header>
          <text:p text:style-name="P32"/>
        </text:list-header>
        <text:list-item>
          <text:p text:style-name="P32">Relativamente all’<text:a xlink:type="simple" xlink:href="#o1" text:style-name="Internet_20_link" text:visited-style-name="Visited_20_Internet_20_Link"><text:span text:style-name="T39">obiettivo 1</text:span></text:a>:</text:p>
        </text:list-item>
      </text:list>
      <text:list xml:id="list2926849471" text:style-name="L4">
        <text:list-item>
          <text:list>
            <text:list-item>
              <text:p text:style-name="P51"><text:bookmark-start text:name="RF 1"/><text:span text:style-name="T5">permettere ad un utente anonimo di registrarsi al sito, compilando un opportuno form in cui deve inserire: </text:span><text:span text:style-name="T4">dati anagrafici, </text:span><text:span text:style-name="T10">ovvero</text:span><text:span text:style-name="T4"> nome, cognome, data di nascita </text:span><text:span text:style-name="T10">e</text:span><text:span text:style-name="T4"> indirizzo di residenza, </text:span><text:span text:style-name="T11">CAP, città, provincia</text:span><text:span text:style-name="T4">, </text:span><text:span text:style-name="T5">un username univoco, </text:span><text:span text:style-name="T11">una mail a cui associare l’account, un numero di telefono (facoltativamente)</text:span><text:span text:style-name="T5"> e creare una password </text:span><text:span text:style-name="T11">(conforme con il </text:span><text:a xlink:type="simple" xlink:href="#RNF 1" text:style-name="Internet_20_link" text:visited-style-name="Visited_20_Internet_20_Link">RNF </text:a><text:a xlink:type="simple" xlink:href="#RNF 1" text:style-name="Internet_20_link" text:visited-style-name="Visited_20_Internet_20_Link"><text:span text:style-name="T17">1</text:span></text:a><text:span text:style-name="T11">);</text:span><text:bookmark-end text:name="RF 1"/></text:p>
            </text:list-item>
            <text:list-item>
              <text:p text:style-name="P52"><text:soft-page-break/><text:span text:style-name="T11">p</text:span><text:span text:style-name="T14">ermettere, in fase di registrazione, di inserire uno o più metodi di pagamento, fornendo i dati della propria carta di credito </text:span><text:span text:style-name="T16">oppure un conto PayPal</text:span><text:span text:style-name="T14"> per effettuare </text:span><text:span text:style-name="T27">o ricevere </text:span><text:span text:style-name="T14">pagamenti onlin</text:span><text:span text:style-name="T27">e</text:span><text:span text:style-name="T14">;</text:span></text:p>
            </text:list-item>
            <text:list-item>
              <text:p text:style-name="P51"><text:bookmark-start text:name="RF 2"/><text:span text:style-name="T5">mettere a disposizione un meccanismo di certificazione per verificare l’identità dell’utente durante la registrazione </text:span><text:span text:style-name="T4">(può essere, nel caso l’utente ne sia provvisto, il meccanismo SPID, oppure un sistema di controllo del documento di identità);</text:span><text:bookmark-end text:name="RF 2"/></text:p>
            </text:list-item>
            <text:list-item>
              <text:p text:style-name="P34">permettere di recuperare la password in caso venga dimenticata <text:span text:style-name="T40">(con le modalità specificate al </text:span><text:a xlink:type="simple" xlink:href="#RNF 2" text:style-name="Internet_20_link" text:visited-style-name="Visited_20_Internet_20_Link"><text:span text:style-name="T40">RNF </text:span></text:a><text:a xlink:type="simple" xlink:href="#RNF 2" text:style-name="Internet_20_link" text:visited-style-name="Visited_20_Internet_20_Link"><text:span text:style-name="T44">2</text:span></text:a><text:span text:style-name="T40">)</text:span>;</text:p>
            </text:list-item>
            <text:list-item>
              <text:p text:style-name="P34">permettere ad un utente già registrato di accedere <text:span text:style-name="T60">al</text:span> sito <text:span text:style-name="T40">unicamente</text:span> mediante il proprio username<text:span text:style-name="T40"> </text:span>e la propria password;</text:p>
            </text:list-item>
            <text:list-item>
              <text:p text:style-name="P51"><text:span text:style-name="T6">permettere di visualizzare e modificare il proprio profilo personale, </text:span><text:span text:style-name="T4">aggiungendo una breve descrizione personale </text:span><text:span text:style-name="T16">(massimo 200 caratteri) </text:span><text:span text:style-name="T4">e </text:span><text:span text:style-name="T16">le categorie</text:span><text:span text:style-name="T11"> di</text:span><text:span text:style-name="T4"> o</text:span><text:span text:style-name="T11">g</text:span><text:span text:style-name="T4">getti che si intendono postare;</text:span></text:p>
            </text:list-item>
            <text:list-item>
              <text:p text:style-name="P53"><text:span text:style-name="T4">c</text:span><text:span text:style-name="T11">onsentire di poter modificare in ogni momento le informazioni personali (specificate nel </text:span><text:a xlink:type="simple" xlink:href="#RF 1" text:style-name="Internet_20_link" text:visited-style-name="Visited_20_Internet_20_Link"><text:span text:style-name="T36">RF 1</text:span></text:a><text:span text:style-name="T11">), </text:span><text:span text:style-name="T14">i propri metodi di pagamento </text:span><text:span text:style-name="T11">e di poter aggiornare la password (con le modalità specificate nel </text:span><text:a xlink:type="simple" xlink:href="#RNF 2" text:style-name="Internet_20_link" text:visited-style-name="Visited_20_Internet_20_Link">RNF</text:a><text:a xlink:type="simple" xlink:href="#RNF 2" text:style-name="Internet_20_link" text:visited-style-name="Visited_20_Internet_20_Link"><text:span text:style-name="T18"> 3</text:span></text:a><text:span text:style-name="T11">);</text:span></text:p>
            </text:list-item>
            <text:list-item>
              <text:p text:style-name="P33">permette<text:span text:style-name="T40">re </text:span>di verificare lo stato degli oggetti postati (se sono attualmente in vendita, in affitto <text:span text:style-name="T60">o in scambio</text:span>) <text:span text:style-name="T40">e di modificarlo dall’utente stesso dopo che una transazione è avvenuta</text:span>;</text:p>
            </text:list-item>
            <text:list-item>
              <text:p text:style-name="P67"><text:span text:style-name="T1">p</text:span><text:span text:style-name="T6">ermette</text:span><text:span text:style-name="T1">re </text:span><text:span text:style-name="T6">di visualizzare lo storico di tutti i prodotti acquistati, </text:span><text:span text:style-name="T11">con le informazioni sul prezzo di vendita, data e profilo del venditore;</text:span></text:p>
            </text:list-item>
            <text:list-item>
              <text:p text:style-name="P54"><text:span text:style-name="T11">p</text:span><text:span text:style-name="T13">ermettere di visualizzare e modificare la “whish list” dei prodotti di maggior interesse (vedi </text:span><text:a xlink:type="simple" xlink:href="#RF 16" text:style-name="Internet_20_link" text:visited-style-name="Visited_20_Internet_20_Link"><text:span text:style-name="T38">RF 17</text:span></text:a><text:span text:style-name="T13">);</text:span></text:p>
              <text:p text:style-name="P35"/>
            </text:list-item>
          </text:list>
        </text:list-item>
      </text:list>
      <text:list xml:id="list2958691897" text:style-name="L5">
        <text:list-item>
          <text:p text:style-name="P57"><text:span text:style-name="T6">R</text:span><text:span text:style-name="T4">elativamente all’</text:span><text:a xlink:type="simple" xlink:href="#o2" text:style-name="Internet_20_link" text:visited-style-name="Visited_20_Internet_20_Link">obiettivo 2</text:a><text:span text:style-name="T31">:</text:span></text:p>
        </text:list-item>
      </text:list>
      <text:list xml:id="list164259049841019" text:continue-list="list2926849471" text:style-name="L4">
        <text:list-item>
          <text:list>
            <text:list-item>
              <text:p text:style-name="P55"><text:span text:style-name="T4">permettere di visualizzare i prodotti disponibili sul sito </text:span><text:span text:style-name="T14">inizialmente in una forma di anteprima con solo una foto, il titolo dell’annuncio, la tipologia del prodotto, il prezzo e lo username del venditore;</text:span></text:p>
            </text:list-item>
            <text:list-item>
              <text:p text:style-name="P55"><text:span text:style-name="T14">consentire di avere accesso agli annunci</text:span><text:span text:style-name="T4"> sotto forma di una lista, in cui compaiono gli </text:span><text:span text:style-name="T13">annunci degli </text:span><text:span text:style-name="T4">oggetti fi</text:span><text:span text:style-name="T12">ltr</text:span><text:span text:style-name="T4">ati dall’utente mediante diversi parametri (</text:span><text:span text:style-name="T13">fascia temporale di pubblicazione dell’annuncio, vicinanza con il l</text:span><text:span text:style-name="T4">uogo geografico del venditore, </text:span><text:span text:style-name="T13">categoria</text:span><text:span text:style-name="T4"> </text:span><text:span text:style-name="T13">del prodotto</text:span><text:span text:style-name="T4">, modalità della transazione, </text:span><text:span text:style-name="T13">ranking del venditore, fascia di prezzo</text:span><text:span text:style-name="T4">);</text:span></text:p>
            </text:list-item>
            <text:list-item>
              <text:p text:style-name="P55"><text:span text:style-name="T14">consentire di visualizzare gli annunci anche</text:span><text:span text:style-name="T4"> tramite barra di ricerca (permettendo di cercare un venditore specifico, </text:span><text:span text:style-name="T13">tramite username oppure Nome e Cognome,</text:span><text:span text:style-name="T4"> o uno specifico annuncio);</text:span></text:p>
            </text:list-item>
            <text:list-item>
              <text:p text:style-name="P51"><text:span text:style-name="T4">fornire per ogni </text:span><text:span text:style-name="T13">annuncio</text:span><text:span text:style-name="T4"> una scheda personale con </text:span><text:span text:style-name="T13">il titolo dell’annuncio, </text:span><text:span text:style-name="T4">la descrizione </text:span><text:span text:style-name="T13">del prodotto, </text:span><text:span text:style-name="T15">le</text:span><text:span text:style-name="T13"> </text:span><text:span text:style-name="T15">sue </text:span><text:span text:style-name="T13">foto</text:span><text:span text:style-name="T4">, la tipologia di transazione </text:span><text:span text:style-name="T13">prevista, il prezzo e un link al profilo del venditore;</text:span></text:p>
            </text:list-item>
            <text:list-item>
              <text:p text:style-name="P33">permettere, tramite <text:span text:style-name="T41">un</text:span> calendario, di verificare per i prodotti in affitto le disponibilità temporali di tali prodotti;</text:p>
            </text:list-item>
            <text:list-item>
              <text:p text:style-name="P36">permette<text:span text:style-name="T62">re</text:span> tramite una mappa di visualizzare i prodotti nelle vicinanze della posizione <text:span text:style-name="T62">dell’utente</text:span>;</text:p>
            </text:list-item>
            <text:list-item>
              <text:p text:style-name="P51"><text:span text:style-name="T4">permettere di selezionare i prodotti di maggior interesse per </text:span><text:span text:style-name="T14">visualizzarne la scheda personale sopra descritta</text:span><text:span text:style-name="T4">;</text:span></text:p>
            </text:list-item>
            <text:list-item>
              <text:p text:style-name="P51"><text:bookmark-start text:name="RF 16"/><text:span text:style-name="T4">permettere di comporre una wish list con le cose che </text:span><text:span text:style-name="T14">si</text:span><text:span text:style-name="T4"> </text:span><text:span text:style-name="T14">intendono</text:span><text:span text:style-name="T4"> comprare in futuro e di maggior interesse;</text:span><text:bookmark-end text:name="RF 16"/></text:p>
            </text:list-item>
            <text:list-item>
              <text:p text:style-name="P51"><text:span text:style-name="T4">p</text:span><text:span text:style-name="T8">ermettere di visualizzare un “ranking” dei venditori, creato in base alle valutazioni numeriche effettuate dagli acquirenti dopo l’acquisto (vedi</text:span><text:span text:style-name="T7"> </text:span><text:a xlink:type="simple" xlink:href="#RF 25" text:style-name="Internet_20_link" text:visited-style-name="Visited_20_Internet_20_Link"><text:span text:style-name="T37">RF 23</text:span></text:a><text:span text:style-name="T7">)</text:span><text:span text:style-name="T8">;</text:span></text:p>
            </text:list-item>
          </text:list>
        </text:list-item>
      </text:list>
      <text:p text:style-name="P10"/>
      <text:p text:style-name="P10"><text:soft-page-break/></text:p>
      <text:p text:style-name="P10"/>
      <text:list xml:id="list2480321434" text:style-name="L6">
        <text:list-item>
          <text:p text:style-name="P58"><text:span text:style-name="T4">Relativamente all’</text:span><text:a xlink:type="simple" xlink:href="#o3" text:style-name="Internet_20_link" text:visited-style-name="Visited_20_Internet_20_Link"><text:span text:style-name="T32">obiettivo 3</text:span></text:a><text:span text:style-name="T4">:</text:span></text:p>
        </text:list-item>
      </text:list>
      <text:list xml:id="list164258892438061" text:continue-list="list164259049841019" text:style-name="L4">
        <text:list-item>
          <text:list>
            <text:list-item>
              <text:p text:style-name="P51"><text:span text:style-name="T4">consentire di interagire direttamente tramite una chat privata sul sito con il venditore per chiedere informazioni aggiuntive e chiarire alcuni aspetti relativi alla spedizione (a carico del venditore per posta oppure di persona) e al pagamento (tramite transazione </text:span><text:span text:style-name="T15">online</text:span><text:span text:style-name="T4"> oppure alla consegna);</text:span></text:p>
            </text:list-item>
            <text:list-item>
              <text:p text:style-name="P37">permettere all’utente di acquistare un prodotto pagando online tramite uno dei metodi di pagamento inseriti, <text:span text:style-name="T42">nel caso il venditore lo accetti;</text:span></text:p>
            </text:list-item>
          </text:list>
        </text:list-item>
      </text:list>
      <text:p text:style-name="P14"/>
      <text:list xml:id="list2247370286" text:style-name="L7">
        <text:list-item>
          <text:p text:style-name="P59"><text:span text:style-name="T9">Relativamente all’</text:span><text:a xlink:type="simple" xlink:href="#o4" text:style-name="Internet_20_link" text:visited-style-name="Visited_20_Internet_20_Link"><text:span text:style-name="T33">obiettivo 4</text:span></text:a><text:span text:style-name="T9">:</text:span></text:p>
        </text:list-item>
      </text:list>
      <text:list xml:id="list164257059819282" text:continue-list="list164258892438061" text:style-name="L4">
        <text:list-item>
          <text:list>
            <text:list-item>
              <text:p text:style-name="P51"><text:span text:style-name="T9">consentire agli utenti registrati sul sito di postare annunci per i vari oggetti, </text:span><text:span text:style-name="T15">in cui </text:span><text:span text:style-name="T9">dovranno essere specificat</text:span><text:span text:style-name="T15">i: titolo dell’annunci</text:span><text:span text:style-name="T16">o</text:span><text:span text:style-name="T15">,</text:span><text:span text:style-name="T9"> una breve descrizione </text:span><text:span text:style-name="T15">del prodotto </text:span><text:span text:style-name="T9">di massimo 250 caratteri, la </text:span><text:span text:style-name="T29">tipologia</text:span><text:span text:style-name="T9"> di transazione (vendita, affitto, in questo caso si specifica anche il periodo in cui il prodotto è disponibile, e scambio con altri prodotti, nel caso in cui si voglia proporre uno scambio con un oggetto di altri utenti), </text:span><text:span text:style-name="T15">foto </text:span><text:span text:style-name="T27">del prodotto </text:span><text:span text:style-name="T15">(un massimo di 10), </text:span><text:span text:style-name="T29">la metodologia della consegna dell’oggetto (di persona o anche tramite spedizione), il prezzo del prodotto (nel caso di affitto specificando il costo giornaliero, settimanale e mensile);</text:span></text:p>
            </text:list-item>
            <text:list-item>
              <text:p text:style-name="P56"><text:span text:style-name="T29">nel caso di affitto, consentire ad una modifica automatica del periodo di disponibilità del prodotto non appena si ha ricevuto conferma dell’avvenuta transazione da parte dell’acquirente (vedi RF 31);</text:span><text:span text:style-name="T30"> </text:span></text:p>
            </text:list-item>
            <text:list-item>
              <text:p text:style-name="P38">permettere di rimuovere gli annunci degli articoli, <text:span text:style-name="T61">compilando un form in cui si specifica il motivo della rimozione (oggetto venduto o non momentaneamente disponibile oppure prodotto tolto dal mercato per altri motivi);</text:span></text:p>
            </text:list-item>
            <text:list-item>
              <text:p text:style-name="P39">permette<text:span text:style-name="T60">re </text:span>di modificare gli annunci e di dare la possibilità di cambiarne la visibilità (cioè la possibilità di essere visualizzato dagli utenti);</text:p>
            </text:list-item>
            <text:list-item>
              <text:p text:style-name="P52"><text:span text:style-name="T28">consentire </text:span><text:span text:style-name="T27">di pagare</text:span><text:span text:style-name="T28"> una piccola quota al sito per </text:span><text:span text:style-name="T27">sponsorizzare i propri annunci</text:span><text:span text:style-name="T28"> (</text:span><text:span text:style-name="T27">in modo da farli</text:span><text:span text:style-name="T28"> apparire tra i primi risultati nella categoria di riferimento);</text:span></text:p>
            </text:list-item>
          </text:list>
        </text:list-item>
      </text:list>
      <text:list xml:id="list2462467359" text:style-name="L8">
        <text:list-header>
          <text:p text:style-name="P40"/>
        </text:list-header>
        <text:list-item>
          <text:p text:style-name="P60"><text:span text:style-name="T9">Relativamente all’</text:span><text:a xlink:type="simple" xlink:href="#o5" text:style-name="Internet_20_link" text:visited-style-name="Visited_20_Internet_20_Link"><text:span text:style-name="T33">obiettivo 5</text:span></text:a><text:span text:style-name="T9">:</text:span></text:p>
        </text:list-item>
      </text:list>
      <text:list xml:id="list164258568209660" text:continue-list="list164257059819282" text:style-name="L4">
        <text:list-item>
          <text:list>
            <text:list-item>
              <text:p text:style-name="P51"><text:bookmark-start text:name="RF 25"/><text:bookmark-start text:name="RF 17"/><text:span text:style-name="T9">permettere</text:span><text:bookmark-end text:name="RF 17"/><text:span text:style-name="T9"> agli utenti, </text:span><text:span text:style-name="T7">al</text:span><text:span text:style-name="T30">la buona riuscita</text:span><text:span text:style-name="T7"> di una transazione,</text:span><text:span text:style-name="T9"> di fornire un feedback testuale </text:span><text:span text:style-name="T15">(di massimo 200 caratteri) </text:span><text:span text:style-name="T9">e una valutazione numerica </text:span><text:span text:style-name="T15">(con un voto da 1 a 5)</text:span><text:span text:style-name="T9"> sull’affidabilità di un venditore;</text:span><text:bookmark-end text:name="RF 25"/></text:p>
            </text:list-item>
            <text:list-item>
              <text:p text:style-name="P41">permettere di visualizzare i commenti e le valutazioni degli altri utenti sul <text:span text:style-name="T62">proprio</text:span> profilo;</text:p>
            </text:list-item>
          </text:list>
        </text:list-item>
      </text:list>
      <text:p text:style-name="P13"/>
      <text:list xml:id="list3951138880" text:style-name="L9">
        <text:list-item>
          <text:p text:style-name="P61"><text:span text:style-name="T8">Relativamente all’</text:span><text:a xlink:type="simple" xlink:href="#o6" text:style-name="Internet_20_link" text:visited-style-name="Visited_20_Internet_20_Link"><text:span text:style-name="T34">obiettivo 6</text:span></text:a><text:span text:style-name="T8">:</text:span></text:p>
        </text:list-item>
      </text:list>
      <text:list xml:id="list164258783017293" text:continue-list="list164258568209660" text:style-name="L4">
        <text:list-item>
          <text:list>
            <text:list-item>
              <text:p text:style-name="P51"><text:span text:style-name="T8">notificare </text:span><text:span text:style-name="T7">tramite mail</text:span><text:span text:style-name="T8"> il venditore del corretto pagamento effettuato, </text:span><text:span text:style-name="T7">invitandolo a procedere con la consegna;</text:span></text:p>
            </text:list-item>
            <text:list-item>
              <text:p text:style-name="P42">gestire i soldi pagati dall’acquirente e depositarli sul conto del venditore solamente dopo conferma di ricezione del<text:span text:style-name="T61">l’oggetto</text:span>;</text:p>
            </text:list-item>
            <text:list-item>
              <text:p text:style-name="P43">consentire di segnalare all’acquirente il corretto ricevimento del prodotto;</text:p>
            </text:list-item>
            <text:list-item>
              <text:p text:style-name="P44">permettere all’utente di aprire una segnalazione nel caso in cui il prodotto ricevuto non corrisponda a quello postato sul sito oppure risulti in condizioni diverse da come era stato promesso;</text:p>
            </text:list-item>
            <text:list-item>
              <text:p text:style-name="P51"><text:span text:style-name="T4">bloccare, </text:span><text:span text:style-name="T29">dopo opportune verifiche,</text:span><text:span text:style-name="T4"> il profilo d</text:span><text:span text:style-name="T29">egli utenti </text:span><text:span text:style-name="T30">che creano problematiche al momento di una transazione (ad esempio in caso di tentativi di truffa).</text:span></text:p>
            </text:list-item>
          </text:list>
        </text:list-item>
      </text:list>
      <text:p text:style-name="P10"/>
      <text:p text:style-name="P15"/>
      <text:p text:style-name="P29">Requisiti non funzionali</text:p>
      <text:p text:style-name="P11">Di seguito elenchiamo i requisiti non funzionali del nostro sistema, divisi nelle varie proprietà che dovranno essere globalmente garantite.</text:p>
      <text:p text:style-name="P11"/>
      <text:p text:style-name="P15">Sicurezza</text:p>
      <text:list xml:id="list2465547963" text:style-name="L10">
        <text:list-item>
          <text:p text:style-name="P62"><text:bookmark-start text:name="RNF 1"/><text:span text:style-name="T20">Per garantire un elevato livello di sicurezza ogni password dovrà soddisfare questi requisiti: avere minimo 8 caratteri, di cui almeno un carattere speciale, </text:span><text:span text:style-name="T23">una</text:span><text:span text:style-name="T20"> lettera maiuscola, una lettera minuscola e un numero.</text:span><text:bookmark-end text:name="RNF 1"/></text:p>
        </text:list-item>
      </text:list>
      <text:list xml:id="list4150227766" text:style-name="L11">
        <text:list-item>
          <text:list>
            <text:list-item>
              <text:p text:style-name="P68"><text:span text:style-name="T20">L</text:span><text:span text:style-name="T19">egato a </text:span><text:span text:style-name="T25">RF 1, RF 4 e RF 7.</text:span></text:p>
            </text:list-item>
          </text:list>
        </text:list-item>
      </text:list>
      <text:list xml:id="list164258342381476" text:continue-list="list2465547963" text:style-name="L10">
        <text:list-item>
          <text:p text:style-name="P62"><text:bookmark-start text:name="RNF 2"/><text:span text:style-name="T20">Il sistema permetterà il </text:span><text:span text:style-name="T25">ripristino</text:span><text:span text:style-name="T20"> password nel caso in cui venga dimenticata. Sarà possibile accedere ad un link inviato nella mail specificata durante la registrazione e inserire (due volte) una nuova password conforme con i requisiti espressi nel </text:span><text:a xlink:type="simple" xlink:href="#RNF 1" text:style-name="Internet_20_link" text:visited-style-name="Visited_20_Internet_20_Link">RNF 1</text:a><text:span text:style-name="T20">.</text:span><text:bookmark-end text:name="RNF 2"/><text:bookmark text:name="RNF 3"/></text:p>
        </text:list-item>
      </text:list>
      <text:list xml:id="list3777016137" text:style-name="L12">
        <text:list-item>
          <text:list>
            <text:list-item>
              <text:p text:style-name="P45">Legato a RF 4.</text:p>
            </text:list-item>
          </text:list>
        </text:list-item>
      </text:list>
      <text:list xml:id="list164258825688709" text:continue-list="list164258342381476" text:style-name="L10">
        <text:list-item>
          <text:p text:style-name="P47"><text:span text:style-name="T69">Il sistema permetterà il cambio password con la seguente modalità: s</text:span>i prevede la digitazione della vecchia password e due volte la digitazione di quella nuova. Successivamente verrà inviato un link via mail da premere per confermare il cambiamento della password. </text:p>
        </text:list-item>
      </text:list>
      <text:list xml:id="list216175223" text:style-name="L13">
        <text:list-item>
          <text:list>
            <text:list-item>
              <text:p text:style-name="P48">Legato a RF 7.</text:p>
            </text:list-item>
          </text:list>
        </text:list-item>
      </text:list>
      <text:list xml:id="list164258754037989" text:continue-list="list164258825688709" text:style-name="L10">
        <text:list-item>
          <text:p text:style-name="P47">Il sistema prevede il blocco dell’account dopo 3 tentativi di password errata. Per ripristinare l’account sarà necessario accedere ad un link inviato via mail e modificare la password.</text:p>
        </text:list-item>
        <text:list-item>
          <text:p text:style-name="P62"><text:span text:style-name="T20">Il sistema prevede, facoltativamente, l’utilizzo dell’autenticazione a due fattori: se abilitata prima di ogni accesso l’utente riceverà un codice di 6 cifre mandato via </text:span><text:span text:style-name="T23">SMS</text:span><text:span text:style-name="T20"> al numero specificato in fase di login.</text:span></text:p>
        </text:list-item>
      </text:list>
      <text:list xml:id="list2687437554" text:style-name="L14">
        <text:list-item>
          <text:list>
            <text:list-item>
              <text:p text:style-name="P66"><text:span text:style-name="T20">A</text:span><text:span text:style-name="T24">vendo a che fare con dati degli utenti particolarmente importanti come i dati di una carta di credito è opportuno permettere agli utenti di aggiungere (facoltativamente) un doppio livello di sicurezza oltre che bloccare l’accesso all’account nel caso in cui qualcuno di non autorizzato tenti di entrare.</text:span></text:p>
            </text:list-item>
          </text:list>
        </text:list-item>
      </text:list>
      <text:list xml:id="list164257414320917" text:continue-list="list164258754037989" text:style-name="L10">
        <text:list-item>
          <text:p text:style-name="P49">I pagamenti devono essere gestiti via SSL e la transazione deve essere protetta da crittografia.</text:p>
        </text:list-item>
      </text:list>
      <text:list xml:id="list3915623921" text:style-name="L15">
        <text:list-item>
          <text:list>
            <text:list-item>
              <text:p text:style-name="P46">Legato ai RF 2 e RF 30, nel quale si specifica che dovrà essere gestita una transazione.</text:p>
            </text:list-item>
          </text:list>
        </text:list-item>
      </text:list>
      <text:p text:style-name="P12"/>
      <text:p text:style-name="P16">Portabilità</text:p>
      <text:list xml:id="list164258069085354" text:continue-list="list164257414320917" text:style-name="L10">
        <text:list-item>
          <text:p text:style-name="P62"><text:span text:style-name="T22">L’applicazione</text:span><text:span text:style-name="T20"> Web deve essere </text:span><text:span text:style-name="T23">mostrata</text:span><text:span text:style-name="T20"> senza problemi sui browser Google Chrome </text:span><text:span text:style-name="T21">(dalla versione </text:span><text:span text:style-name="T26">97.0.4692 del 4 gennaio 2022)</text:span><text:span text:style-name="T20">, Mozilla Firefox </text:span><text:span text:style-name="T21">(dalla versione Firefox 96.0.3 del 27 gennaio 2022)</text:span><text:span text:style-name="T20">, Safari </text:span><text:span text:style-name="T21">(</text:span><text:span text:style-name="T22">a partire dalle prime versioni rilasciate nel 2022</text:span><text:span text:style-name="T21">) </text:span><text:span text:style-name="T20">e Opera </text:span><text:span text:style-name="T21">(dalla versione Opera 93 del 19 gennaio 2022</text:span><text:span text:style-name="T22">).</text:span></text:p>
        </text:list-item>
        <text:list-item>
          <text:p text:style-name="P50">L’applicazione web deve inoltre essere cross-platform e ottimizzat<text:span text:style-name="T59">a</text:span> per funzionare anche su diverse piattaforme (desktop, smartphone, tablet).</text:p>
        </text:list-item>
      </text:list>
      <text:p text:style-name="P17"/>
      <text:p text:style-name="P18">Usabilità</text:p>
      <text:list xml:id="list164258382567244" text:continue-numbering="true" text:style-name="L10">
        <text:list-item>
          <text:p text:style-name="P71">Un utente che non conosce il sistema deve essere in grado di registrarsi nel giro di 5 minuti e di effettuare un annuncio in circa 10 minuti.<text:tab/></text:p>
        </text:list-item>
        <text:list-item>
          <text:p text:style-name="P63"><text:span text:style-name="T63">In caso di errore l’applicazione web deve fornire messaggi testuali comprensibili, segnalando all’utente cosa è necessario fare, rispettando i requisiti sull’</text:span><text:a xlink:type="simple" xlink:href="#RNF Acc" text:style-name="Internet_20_link" text:visited-style-name="Visited_20_Internet_20_Link">Accessibilità</text:a><text:span text:style-name="T63">.</text:span></text:p>
        </text:list-item>
        <text:list-item>
          <text:p text:style-name="P72"><text:span text:style-name="T46">L’applicazione deve proporre un facoltativo tour iniziale che mostri </text:span><text:span text:style-name="T47">rapidamente</text:span><text:span text:style-name="T46"> le funzionalità del sistema</text:span><text:span text:style-name="T47"> </text:span><text:span text:style-name="T46">all’utente appena registrato.</text:span></text:p>
        </text:list-item>
      </text:list>
      <text:p text:style-name="P27"><text:soft-page-break/><text:span text:style-name="T58">Questi requisiti di usabilità cercano di rendere</text:span><text:span text:style-name="T57"> il sistema complessivamente intuitivo e facile da usare in quanto orientato un target di utenti comuni e non esperti.</text:span></text:p>
      <text:p text:style-name="P28"><text:span text:style-name="T46"/></text:p>
      <text:p text:style-name="P28"><text:bookmark-start text:name="RNF Acc"/><text:span text:style-name="T46">A</text:span><text:span text:style-name="T45">ccessibilità</text:span><text:bookmark-end text:name="RNF Acc"/></text:p>
      <text:list xml:id="list164258478650306" text:continue-numbering="true" text:style-name="L10">
        <text:list-item>
          <text:p text:style-name="P74">L’applicazione web deve essere accessibile a tutti gli utenti con condizioni di deficit o disabilità, <text:span text:style-name="T64">in particolare l’applicazione deve essere ac</text:span><text:span text:style-name="T65">c</text:span><text:span text:style-name="T64">essibile anche tramite l’utilizzo di un software screen-reader </text:span><text:span text:style-name="T66">(facendo riferimento alla sezione 1.1.1 nelle WCAG 2.1)</text:span><text:span text:style-name="T64"> e la possibilità di zoommare il testo </text:span><text:span text:style-name="T67">fino al </text:span><text:span text:style-name="T64">200% senz</text:span><text:span text:style-name="T67">a comprometterne la </text:span><text:span text:style-name="T68">visibilità (per esempio non deve diventare sfuocato).</text:span></text:p>
        </text:list-item>
        <text:list-item>
          <text:p text:style-name="P75">Tutte le parti funzionali dell’interfaccia utente devono essere chiari e distinguibili, cioè devono avere almeno un livello AA di contrasto, come definito nelle WCAG 2.1 (sezione 1.4.3).</text:p>
        </text:list-item>
        <text:list-item>
          <text:p text:style-name="P76">Deve essere possibile introdurre tutti gli input nel sistema e navigare tra le diverse pagine utilizzando solo la tastiera.</text:p>
        </text:list-item>
      </text:list>
      <text:p text:style-name="P22"/>
      <text:p text:style-name="P19"><text:span text:style-name="T46">P</text:span><text:span text:style-name="T45">rivacy</text:span></text:p>
      <text:list xml:id="list164257178207678" text:continue-numbering="true" text:style-name="L10">
        <text:list-item>
          <text:p text:style-name="P82"><text:span text:style-name="T49">D</text:span><text:span text:style-name="T48">ovendo essere distribuito in Europa, l’applicazione web deve rispettare le norme del regolamento generale sulla protezione dei dati (il </text:span><text:a xlink:type="simple" xlink:href="https://www.privacyitalia.eu/wp-content/uploads/2017/10/GDPR_Italiano_PDF.pdf" text:style-name="Internet_20_link" text:visited-style-name="Visited_20_Internet_20_Link"><text:span text:style-name="T56">GDPR</text:span></text:a><text:span text:style-name="T48">, o ufficialmente detta regolamento (UE) n. 2016/679) in materia di trattamento dei dati personali e di privacy.</text:span></text:p>
        </text:list-item>
      </text:list>
      <text:list xml:id="list22131923" text:style-name="L16">
        <text:list-item>
          <text:list>
            <text:list-item>
              <text:p text:style-name="P69"><text:span text:style-name="T48">Legato a </text:span><text:span text:style-name="T54">RF 1, RF 2, RF 6 </text:span><text:span text:style-name="T48">e </text:span><text:span text:style-name="T54">RF 7 </text:span><text:span text:style-name="T48">in cui si a che fare coi dati personali degli utenti.</text:span></text:p>
            </text:list-item>
          </text:list>
        </text:list-item>
      </text:list>
      <text:list xml:id="list164258977127104" text:continue-list="list164257178207678" text:style-name="L10">
        <text:list-item>
          <text:p text:style-name="P83"><text:span text:style-name="T48">Il sito web dovrà verificare l’identità dei propri utenti mediante SPID o tramite un </text:span><text:a xlink:type="simple" xlink:href="https://crimnet.dcpc.interno.gov.it/crimnet/ricerca-documenti-rubati-smarriti" text:style-name="Internet_20_link" text:visited-style-name="Visited_20_Internet_20_Link"><text:span text:style-name="T48">meccanismo</text:span></text:a><text:span text:style-name="T48"> per verificare il documento di identità</text:span><text:span text:style-name="T50">.</text:span></text:p>
        </text:list-item>
      </text:list>
      <text:list xml:id="list4143958609" text:style-name="L17">
        <text:list-item>
          <text:list>
            <text:list-item>
              <text:p text:style-name="P70"><text:span text:style-name="T50">L</text:span><text:span text:style-name="T48">egato al RF 3.</text:span></text:p>
            </text:list-item>
          </text:list>
        </text:list-item>
      </text:list>
      <text:p text:style-name="P20"/>
      <text:p text:style-name="P23">Prestazioni</text:p>
      <text:list xml:id="list164257989863531" text:continue-list="list164258977127104" text:style-name="L10">
        <text:list-item>
          <text:p text:style-name="P77">Il sito web deve permettere di effettuare il login entro 2 secondi dall’inserimento dei dati e deve caricare gli annunci cercati dall’utente in massimo 3 secondi.</text:p>
        </text:list-item>
        <text:list-item>
          <text:p text:style-name="P78">La fase di transazione tra una funzionalità e l’altra del sito web deve essere fluida e avvenire in non più di 1 secondo.</text:p>
        </text:list-item>
      </text:list>
      <text:p text:style-name="P21"/>
      <text:p text:style-name="P24">Robustezza</text:p>
      <text:list xml:id="list164257525989375" text:continue-numbering="true" text:style-name="L10">
        <text:list-item>
          <text:p text:style-name="P64"><text:span text:style-name="T53">L’applicazione web deve mantenere almeno un backup dei dati </text:span><text:span text:style-name="T55">degli utenti</text:span><text:span text:style-name="T53"> in caso di perdita dei dati nel database</text:span><text:span text:style-name="T55"> oltre che un backup della cronologia delle chat tra gli utenti.</text:span></text:p>
        </text:list-item>
        <text:list-item>
          <text:p text:style-name="P79">Nel caso in cui il sistema sia offline per problematiche, bisognerà garantirne il ripristino in un massimo di 90 minuti.</text:p>
        </text:list-item>
      </text:list>
      <text:p text:style-name="P21"/>
      <text:p text:style-name="P24">Localizzazione</text:p>
      <text:list xml:id="list164257370629668" text:continue-numbering="true" text:style-name="L10">
        <text:list-item>
          <text:p text:style-name="P64"><text:span text:style-name="T53">L’applicazione web deve </text:span><text:span text:style-name="T52">poter accedere alla posizione dell’utente. </text:span></text:p>
        </text:list-item>
      </text:list>
      <text:list xml:id="list1020327904" text:style-name="L18">
        <text:list-item>
          <text:list>
            <text:list-item>
              <text:p text:style-name="P80">Legato al RF 16.</text:p>
            </text:list-item>
          </text:list>
        </text:list-item>
      </text:list>
      <text:p text:style-name="P25"/>
      <text:list xml:id="list164258367357679" text:continue-list="list164257370629668" text:style-name="L10">
        <text:list-header>
          <text:p text:style-name="P86">Operatività</text:p>
        </text:list-header>
        <text:list-item>
          <text:p text:style-name="P81">L’applicazione web deve deve essere disponibile 24 ore al giorno, 365 giorni all’anno.</text:p>
        </text:list-item>
      </text:list>
      <text:p text:style-name="P26"/>
      <text:p text:style-name="P26">Capacità</text:p>
      <text:list xml:id="list164259104020517" text:continue-numbering="true" text:style-name="L10">
        <text:list-item>
          <text:p text:style-name="P65"><text:span text:style-name="T51">L’applicazione web deve poter gestire simultaneamente </text:span><text:span text:style-name="T52">almeno 300</text:span><text:span text:style-name="T51"> utenti senza comprometterne il servizi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08:54:31.380454217</meta:creation-date>
    <dc:date>2022-10-03T16:42:56.860038690</dc:date>
    <meta:editing-duration>PT27M55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5" meta:paragraph-count="106" meta:word-count="2106" meta:character-count="13640" meta:non-whitespace-character-count="11717"/>
  </office:meta>
</office:document-meta>
</file>